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1000003395190C1FD1E527FC8.png" manifest:media-type="image/png"/>
  <manifest:file-entry manifest:full-path="Pictures/10000001000003B6000002FCF0125E0083BE89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<draw:frame draw:style-name="fr1" draw:name="Image2" text:anchor-type="char" svg:x="1.083cm" svg:y="13.45cm" svg:width="15.304cm" svg:height="12.307cm" draw:z-index="1"><draw:image xlink:href="Pictures/10000001000003B6000002FCF0125E0083BE899A.png" xlink:type="simple" xlink:show="embed" xlink:actuate="onLoad" draw:mime-type="image/png"/></draw:frame><draw:frame draw:style-name="fr2" draw:name="Image1" text:anchor-type="char" svg:width="12.838cm" svg:height="12.963cm" draw:z-index="0"><draw:image xlink:href="Pictures/1000000100000331000003395190C1FD1E527FC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1T15:57:46.769941292</dc:date>
    <meta:editing-duration>PT4M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